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Normal"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text-properties style:font-name="Times New Roman" fo:font-size="14pt" style:font-size-asian="14pt" style:font-name-complex="Times New Roman2" style:font-size-complex="14pt"/>
    </style:style>
    <style:style style:name="P2" style:family="paragraph" style:parent-style-name="Standard">
      <style:paragraph-properties fo:text-align="center" style:justify-single-word="false"/>
      <style:text-properties fo:color="#800000" style:font-name="Times New Roman" fo:font-size="28pt" fo:font-weight="bold" officeooo:paragraph-rsid="000a9f22" style:font-size-asian="28pt" style:font-weight-asian="bold" style:font-name-complex="Times New Roman2" style:font-size-complex="28pt" style:font-weight-complex="bold"/>
    </style:style>
    <style:style style:name="P3" style:family="paragraph" style:parent-style-name="List_20_Paragraph">
      <style:text-properties style:font-name="Times New Roman" fo:font-size="14pt" style:font-size-asian="14pt" style:font-name-complex="Times New Roman2" style:font-size-complex="14pt"/>
    </style:style>
    <style:style style:name="P4" style:family="paragraph" style:parent-style-name="List_20_Paragraph" style:list-style-name="WWNum4">
      <style:text-properties style:font-name="Times New Roman" fo:font-size="14pt" style:font-size-asian="14pt" style:font-name-complex="Times New Roman2" style:font-size-complex="14pt"/>
    </style:style>
    <style:style style:name="P5" style:family="paragraph" style:parent-style-name="List_20_Paragraph">
      <style:paragraph-properties fo:margin-left="0in" fo:margin-right="0in" fo:text-align="center" style:justify-single-word="false" fo:text-indent="0in" style:auto-text-indent="false"/>
      <style:text-properties style:font-name="Times New Roman" fo:font-size="14pt" style:font-size-asian="14pt" style:font-name-complex="Times New Roman2" style:font-size-complex="14pt"/>
    </style:style>
    <style:style style:name="P6" style:family="paragraph" style:parent-style-name="List_20_Paragraph">
      <style:paragraph-properties fo:margin-left="0in" fo:margin-right="0in" fo:text-align="start" style:justify-single-word="false" fo:text-indent="0in" style:auto-text-indent="false"/>
      <style:text-properties style:font-name="Times New Roman" fo:font-size="14pt" style:font-size-asian="14pt" style:font-name-complex="Times New Roman2" style:font-size-complex="14pt"/>
    </style:style>
    <style:style style:name="P7" style:family="paragraph" style:parent-style-name="List_20_Paragraph" style:list-style-name="L1">
      <style:paragraph-properties fo:margin-left="0in" fo:margin-right="0in" fo:text-align="start" style:justify-single-word="false" fo:text-indent="0in" style:auto-text-indent="false"/>
      <style:text-properties style:font-name="Times New Roman" fo:font-size="14pt" style:font-size-asian="14pt" style:font-name-complex="Times New Roman2" style:font-size-complex="14pt"/>
    </style:style>
    <style:style style:name="P8" style:family="paragraph" style:parent-style-name="List_20_Paragraph" style:list-style-name="L2">
      <style:paragraph-properties fo:margin-left="0in" fo:margin-right="0in" fo:text-align="start" style:justify-single-word="false" fo:text-indent="0in" style:auto-text-indent="false"/>
      <style:text-properties style:font-name="Times New Roman" fo:font-size="14pt" style:font-size-asian="14pt" style:font-name-complex="Times New Roman2" style:font-size-complex="14pt"/>
    </style:style>
    <style:style style:name="P9" style:family="paragraph" style:parent-style-name="List_20_Paragraph">
      <style:paragraph-properties fo:margin-left="0in" fo:margin-right="0in" fo:text-align="start" style:justify-single-word="false" fo:text-indent="0in" style:auto-text-indent="false"/>
      <style:text-properties style:font-name="Times New Roman" fo:font-size="18pt" fo:font-weight="bold" officeooo:rsid="0006654f" officeooo:paragraph-rsid="0006654f" style:font-size-asian="18pt" style:font-weight-asian="bold" style:font-name-complex="Times New Roman2" style:font-size-complex="18pt" style:font-weight-complex="bold"/>
    </style:style>
    <style:style style:name="P10" style:family="paragraph" style:parent-style-name="List_20_Paragraph">
      <style:paragraph-properties fo:margin-left="0in" fo:margin-right="0in" fo:text-align="start" style:justify-single-word="false" fo:text-indent="0in" style:auto-text-indent="false"/>
      <style:text-properties style:font-name="Times New Roman" fo:font-size="18pt" fo:font-weight="bold" style:font-size-asian="18pt" style:font-weight-asian="bold" style:font-name-complex="Times New Roman2" style:font-size-complex="18pt" style:font-weight-complex="bold"/>
    </style:style>
    <style:style style:name="P11" style:family="paragraph" style:parent-style-name="List_20_Paragraph" style:list-style-name="L2">
      <style:paragraph-properties fo:margin-left="0in" fo:margin-right="0in" fo:text-align="start" style:justify-single-word="false" fo:text-indent="0in" style:auto-text-indent="false"/>
      <style:text-properties style:font-name="Times New Roman" fo:font-size="18pt" fo:font-weight="bold" style:font-size-asian="18pt" style:font-weight-asian="bold" style:font-name-complex="Times New Roman2" style:font-size-complex="18pt" style:font-weight-complex="bold"/>
    </style:style>
    <style:style style:name="P12" style:family="paragraph" style:parent-style-name="List_20_Paragraph" style:list-style-name="L2">
      <style:paragraph-properties fo:margin-left="0in" fo:margin-right="0in" fo:text-align="start" style:justify-single-word="false" fo:text-indent="0in" style:auto-text-indent="false"/>
      <style:text-properties officeooo:paragraph-rsid="0006654f"/>
    </style:style>
    <style:style style:name="P13" style:family="paragraph" style:parent-style-name="List_20_Paragraph">
      <style:paragraph-properties fo:margin-left="0in" fo:margin-right="0in" fo:text-align="start" style:justify-single-word="false" fo:text-indent="0in" style:auto-text-indent="false"/>
      <style:text-properties officeooo:paragraph-rsid="0006654f"/>
    </style:style>
    <style:style style:name="P14" style:family="paragraph" style:parent-style-name="List_20_Paragraph">
      <style:paragraph-properties fo:margin-left="0in" fo:margin-right="0in" fo:text-align="center" style:justify-single-word="false" fo:text-indent="0in" style:auto-text-indent="false"/>
      <style:text-properties fo:color="#800000" style:font-name="Times New Roman" fo:font-size="28pt" fo:font-weight="bold" style:font-size-asian="28pt" style:font-weight-asian="bold" style:font-name-complex="Times New Roman2" style:font-size-complex="28pt" style:font-weight-complex="bold"/>
    </style:style>
    <style:style style:name="P15" style:family="paragraph" style:parent-style-name="List_20_Paragraph">
      <style:paragraph-properties fo:margin-left="0in" fo:margin-right="0in" fo:text-align="center" style:justify-single-word="false" fo:text-indent="0in" style:auto-text-indent="false"/>
      <style:text-properties fo:color="#800000" style:font-name="Times New Roman" fo:font-size="28pt" fo:font-weight="bold" officeooo:rsid="000beafe" officeooo:paragraph-rsid="000beafe" style:font-size-asian="28pt" style:font-weight-asian="bold" style:font-name-complex="Times New Roman2" style:font-size-complex="28pt" style:font-weight-complex="bold"/>
    </style:style>
    <style:style style:name="P16" style:family="paragraph" style:parent-style-name="List_20_Paragraph">
      <style:paragraph-properties fo:margin-left="0in" fo:margin-right="0in" fo:text-align="center" style:justify-single-word="false" fo:text-indent="0in" style:auto-text-indent="false"/>
      <style:text-properties fo:color="#800000" style:font-name="Times New Roman" fo:font-size="14pt" fo:font-weight="bold" officeooo:rsid="0009dbfa" officeooo:paragraph-rsid="0009dbfa" style:font-size-asian="14pt" style:font-weight-asian="bold" style:font-name-complex="Times New Roman2" style:font-size-complex="14pt" style:font-weight-complex="bold"/>
    </style:style>
    <style:style style:name="P17" style:family="paragraph" style:parent-style-name="List_20_Paragraph">
      <style:paragraph-properties fo:margin-left="0in" fo:margin-right="0in" fo:text-align="center" style:justify-single-word="false" fo:text-indent="0in" style:auto-text-indent="false"/>
      <style:text-properties fo:color="#800000" style:font-name="Times New Roman" fo:font-size="14pt" fo:font-weight="bold" officeooo:rsid="000beafe" officeooo:paragraph-rsid="000beafe" style:font-size-asian="14pt" style:font-weight-asian="bold" style:font-name-complex="Times New Roman2" style:font-size-complex="14pt" style:font-weight-complex="bold"/>
    </style:style>
    <style:style style:name="P18" style:family="paragraph" style:parent-style-name="List_20_Paragraph">
      <style:paragraph-properties fo:margin-left="0in" fo:margin-right="0in" fo:text-align="start" style:justify-single-word="false" fo:text-indent="0in" style:auto-text-indent="false"/>
      <style:text-properties officeooo:rsid="000a9f22" officeooo:paragraph-rsid="000a9f22"/>
    </style:style>
    <style:style style:name="P19" style:family="paragraph" style:parent-style-name="List_20_Paragraph" style:list-style-name="L3">
      <style:paragraph-properties fo:margin-left="0in" fo:margin-right="0in" fo:text-align="center" style:justify-single-word="false" fo:text-indent="0in" style:auto-text-indent="false"/>
      <style:text-properties fo:color="#800000" style:font-name="Times New Roman" fo:font-size="28pt" fo:font-weight="bold" officeooo:rsid="0006654f" officeooo:paragraph-rsid="0006654f" style:font-size-asian="28pt" style:font-weight-asian="bold" style:font-name-complex="Times New Roman2" style:font-size-complex="28pt" style:font-weight-complex="bold"/>
    </style:style>
    <style:style style:name="T1" style:family="text">
      <style:text-properties style:font-name="Times New Roman" fo:font-size="14pt" style:font-size-asian="14pt" style:font-name-complex="Times New Roman2" style:font-size-complex="14pt"/>
    </style:style>
    <style:style style:name="T2" style:family="text">
      <style:text-properties officeooo:rsid="0006654f"/>
    </style:style>
    <style:style style:name="T3" style:family="text">
      <style:text-properties officeooo:rsid="0009dbfa"/>
    </style:style>
    <style:style style:name="T4" style:family="text">
      <style:text-properties fo:font-size="14pt" style:font-size-asian="12.25pt" style:font-size-complex="14pt"/>
    </style:style>
    <style:style style:name="T5" style:family="text">
      <style:text-properties fo:font-size="14pt" officeooo:rsid="0009dbfa" style:font-size-asian="12.25pt" style:font-size-complex="14pt"/>
    </style:style>
    <style:style style:name="T6" style:family="text">
      <style:text-properties fo:font-size="14pt" officeooo:rsid="000a9f22" style:font-size-asian="12.25pt" style:font-size-complex="14pt"/>
    </style:style>
    <style:style style:name="T7" style:family="text">
      <style:text-properties fo:font-size="14pt" officeooo:rsid="0009dbfa" style:font-size-asian="14pt" style:font-size-complex="14pt"/>
    </style:style>
    <style:style style:name="T8" style:family="text">
      <style:text-properties fo:font-size="14pt" officeooo:rsid="000a9f22" style:font-size-asian="14pt" style:font-size-complex="14pt"/>
    </style:style>
    <style:style style:name="T9" style:family="text">
      <style:text-properties fo:color="#800000" fo:font-size="14pt" officeooo:rsid="000a9f22" fo:background-color="#ffffff" loext:char-shading-value="0" style:font-size-asian="14pt" style:font-size-complex="14pt"/>
    </style:style>
    <style:style style:name="T10" style:family="text">
      <style:text-properties fo:color="#800000" fo:font-weight="bold" officeooo:rsid="000a9f22"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bjectifs : <text:span text:style-name="T3">(</text:span><text:span text:style-name="T7">preciser le soumissionaire</text:span><text:span text:style-name="T8"> et le prestataire et faire une petite introduction , ainsi que le directeur de projet et le chef de projet , faire aussi une mini introduction precisant l’bjectif <text:s/>et le contexte du produit ( dans quel cadre etc … ) ) </text:span></text:p>
      <text:p text:style-name="P1"/>
      <text:p text:style-name="P1">Le but de ce projet est de concevoir et de réaliser un outil de gestion en ligne d’une médiathèque.</text:p>
      <text:p text:style-name="P1">Ce site vise à améliorer les services proposés par cette dernière, que ce soit en ce qui concerne les visiteurs, les utilisateurs ou bien les administrateurs. Ce site doit nous permettre d’atteindre les objectifs suivants :</text:p>
      <text:list xml:id="list7772862498002824669" text:style-name="WWNum4">
        <text:list-item>
          <text:p text:style-name="P4">Avoir une vision globale de la situation des documents. </text:p>
        </text:list-item>
        <text:list-item>
          <text:p text:style-name="P4">Suivre la situation des adhérents sur le respect ou le non respect de la réglementation. </text:p>
        </text:list-item>
        <text:list-item>
          <text:p text:style-name="P4">Faciliter la gestion des prêts et la gestion administrative.</text:p>
        </text:list-item>
        <text:list-item>
          <text:p text:style-name="P4">Avoir la possibilité de consulter les ressources disponibles en temps réel. </text:p>
        </text:list-item>
        <text:list-item>
          <text:p text:style-name="P4">Connaître à tout moment les personnes ayant réservé.</text:p>
        </text:list-item>
        <text:list-item>
          <text:p text:style-name="P4">Disposer d’une sélection de ressources en se basant sur le critère choisi par l’utilisateur en consultant la base de données.</text:p>
        </text:list-item>
        <text:list-item>
          <text:p text:style-name="P4">Proposer au public un service performant: prêt rapide et fiable, recherche documentaire simple et efficace, réservations de documents. </text:p>
        </text:list-item>
        <text:list-item>
          <text:p text:style-name="P4">Donner à l’administrateur un outil de gestion efficace, utilisable par des professionnels comme par des bénévoles : prêt rigoureux, catalogage rapide et guidé, localisation des documents, disponibilité pour les lecteurs.</text:p>
        </text:list-item>
        <text:list-item>
          <text:p text:style-name="P4">Garantir aux élus une gestion rationalisée et simple, la fiabilité des services proposés au public, donc l’image de marque de la bibliothèque.</text:p>
        </text:list-item>
      </text:list>
      <text:p text:style-name="P3"/>
      <text:list xml:id="list2838025974321189225" text:style-name="L3">
        <text:list-header>
          <text:p text:style-name="P19">Contraintes ?</text:p>
        </text:list-header>
      </text:list>
      <text:p text:style-name="P17">On distinguera donc plusieurs types de contraintes <text:s/>qui sont : </text:p>
      <text:p text:style-name="P16">Econonmiques :</text:p>
      <text:p text:style-name="P16">Sécuritaires : </text:p>
      <text:p text:style-name="P16">Matérielles : </text:p>
      <text:p text:style-name="P17">par exemple si le gestionnaire empreinte un livre , il ne doit pas le retoruner a lui meme , il ne peut pas voir les mot de passe des utilisateurs et des autres gestionnaires , on ne peut pas emprunter un livre qui est déjà reservé etc ...</text:p>
      <text:p text:style-name="P14">Fonctionnalités : <text:span text:style-name="T5">( </text:span><text:span text:style-name="T6">preciser les 4 categories de personnes : ( Administrateur ( rien a dire sur lui vu qu’il a tout les droits ) , l’abonné qui doit crèer un compte via le gestionnaire , l’usager qui est un visiteur en quelque sorte , et le gestionnaire tout en precisant ses droits , et tout specifier <text:s/>) </text:span></text:p>
      <text:p text:style-name="P15"><text:span text:style-name="T6">S</text:span><text:span text:style-name="T4">upprimer quelques fonctionalités qu’on ne pourra sans doute pas faire , et filtrer , enlever aussi les details inutiles )</text:span></text:p>
      <text:p text:style-name="P14"/>
      <text:p text:style-name="P9"><text:soft-page-break/>Fonctionalites de base : </text:p>
      <text:p text:style-name="P5">La solution proposée doit intégrer la mise en ligne du catalogue et offrir aux usagers un accès à distance et de nouveaux services au moyen de la création d’un portail Web . Pour cela, les fonctionnalités suivantes sont nécessaires : </text:p>
      <text:p text:style-name="P6"><text:s/>-La page d’accueil du portail s’ouvrira sur des informations générales concernant la structure (horaires, inscriptions, services…). -</text:p>
      <text:p text:style-name="P6">-Un blog pour les évènements. </text:p>
      <text:p text:style-name="P6"><text:s/>-Accès direct au catalogue et <text:s/>à la liste des documents les plus consultés. </text:p>
      <text:list xml:id="list1687147233918197449" text:style-name="L1">
        <text:list-header>
          <text:p text:style-name="P7">-Possibilité de faire des paniers de documents à imprimer ou envoyer par e-mail. - -Conserver l’historique de la recherche de l’usager.</text:p>
          <text:p text:style-name="P7">- Pour l’abonné, possibilité de consulter son compte, prolonger ou réserver en ligne . </text:p>
          <text:p text:style-name="P7">- Préciser le mode d’identification et d’authentification ainsi que le paramétrage des autorisations d’accès de l’usager. <text:s text:c="2"/></text:p>
          <text:p text:style-name="P7">. - Le portail sera compatible avec les principaux navigateurs Internet (Internet explorer, Netscape, Mozilla Firefox, Google Chrome, Opera, Safari…) </text:p>
          <text:p text:style-name="P7">- Proposer un moteur de recherche sur le contenu du site. </text:p>
          <text:p text:style-name="P7">. - Référencer le site sur les principaux moteurs de recherche. <text:span text:style-name="T10">( a mettre dans la partie «  contraintes «  )</text:span></text:p>
        </text:list-header>
      </text:list>
      <text:p text:style-name="P5"/>
      <text:p text:style-name="P10"><text:span text:style-name="T2">Fonctionalités de </text:span>Recherche documentaire : </text:p>
      <text:p text:style-name="P6">La recherche documentaire devra permettre de rechercher par titres, auteurs, sujets sur le fonds ou par type de document et proposer une interface de recherche utilisable par un navigateur Internet </text:p>
      <text:p text:style-name="P6"><text:s/>Le module doit proposer les champs suivants : </text:p>
      <text:list xml:id="list1457825237185588492" text:style-name="L2">
        <text:list-item>
          <text:p text:style-name="P8">Auteurs principaux et secondaires.</text:p>
        </text:list-item>
        <text:list-item>
          <text:p text:style-name="P8"><text:s/>- Titres principaux et autres titres (sans les articles). </text:p>
        </text:list-item>
        <text:list-item>
          <text:p text:style-name="P8">- Editeurs, collections</text:p>
        </text:list-item>
        <text:list-item>
          <text:p text:style-name="P8"><text:s/>- Indice. </text:p>
        </text:list-item>
        <text:list-item>
          <text:p text:style-name="P8">- Vedettes matières. </text:p>
        </text:list-item>
        <text:list-item>
          <text:p text:style-name="P8">Indiquer si d’autres champs sont interrogeables et précisez les modalités de la recherche (forme exacte, mots isolés, troncature à gauche et à droite, phonétique…) Préciser aussi s’il est possible de combiner plusieurs champs en recherche avancée et les critères de tri des réponses. </text:p>
        </text:list-item>
        <text:list-item>
          <text:p text:style-name="P11"><text:span text:style-name="T2">Fonctionalités de </text:span>Gestion des prêts <text:span text:style-name="T2">et autres</text:span> : <text:span text:style-name="T9">( parler des fonctionalités de resrvation et de gestion , ainsi que le mecanisme entrepris pour cela ( parti que le prof a cherché ) </text:span></text:p>
          <text:p text:style-name="P8"><text:s/>La solution proposée doit permettre : </text:p>
        </text:list-item>
        <text:list-item>
          <text:p text:style-name="P8">- de basculer facilement du module « prêt et retour » vers la recherche documentaire ou la gestion des emprunteurs. </text:p>
        </text:list-item>
        <text:list-item>
          <text:p text:style-name="P8"><text:s/>- De différencier les droits de prêts selon les catégories d’emprunteurs (préciser le nombre maximum possible de catégories d’emprunteurs). </text:p>
        </text:list-item>
        <text:list-item>
          <text:p text:style-name="P8">- De différencier les droits de prêts selon les types de documents. - L’édition automatique des lettres de rappel ou de réservation par e-mail de préférence, avec <text:soft-page-break/>possibilité de configurer le texte des courriers et les délais. </text:p>
        </text:list-item>
        <text:list-item>
          <text:p text:style-name="P8">- De paramétrer le nombre de réservations par emprunteur et par document ainsi que le nombre et la durée des prolongations de prêts. </text:p>
        </text:list-item>
        <text:list-item>
          <text:p text:style-name="P8">- En prêt ou retour, l’accès automatique à certaines informations concernant l’abonné (retard de documents, réservations, réabonnement, règlement dû, message…) et la possibilité d’accéder aux informations concernant les transactions sur un exemplaire (dates de prêt et retour, emprunteurs précédents, réservations en cours) </text:p>
        </text:list-item>
        <text:list-item>
          <text:p text:style-name="P8">Informations sur l’emprunteur à fournir lors d’une opération de prêt ou de retour : </text:p>
        </text:list-item>
        <text:list-item>
          <text:p text:style-name="P8">- livres empruntés et non encore rendus </text:p>
        </text:list-item>
        <text:list-item>
          <text:p text:style-name="P8">- retards éventuels </text:p>
        </text:list-item>
        <text:list-item>
          <text:p text:style-name="P8">- réservations éventuelles </text:p>
        </text:list-item>
        <text:list-item>
          <text:p text:style-name="P8">- abonnement à renouveler </text:p>
        </text:list-item>
        <text:list-item>
          <text:p text:style-name="P12"><text:span text:style-name="T1">- divers messages adressés à l’emprunteur Informations sur le document devant apparaître lors des opérations de prêt ou de retour : </text:span></text:p>
        </text:list-item>
        <text:list-item>
          <text:p text:style-name="P12"><text:span text:style-name="T1">- Description bibliographique succincte permettant l’identification du document : titre, auteur, cote, support, etc.</text:span></text:p>
        </text:list-item>
        <text:list-item>
          <text:p text:style-name="P12"><text:span text:style-name="T1"><text:s/>- date d’emprunt et de retour </text:span></text:p>
        </text:list-item>
        <text:list-item>
          <text:p text:style-name="P12"><text:span text:style-name="T1">- document réservé </text:span></text:p>
        </text:list-item>
        <text:list-item>
          <text:p text:style-name="P12"><text:span text:style-name="T1">- document exclu du prêt </text:span></text:p>
        </text:list-item>
        <text:list-item>
          <text:p text:style-name="P12"><text:span text:style-name="T1">- nombre d’emprunts</text:span></text:p>
        </text:list-item>
        <text:list-item>
          <text:p text:style-name="P12"><text:span text:style-name="T1"><text:s/>- Nom du dernier emprunteur Possibilité d’accéder depuis le module prêt/retour à la fiche complète de l’emprunteur Les réservations :</text:span></text:p>
        </text:list-item>
        <text:list-item>
          <text:p text:style-name="P12"><text:span text:style-name="T1"><text:s/>Tout document réservé par un emprunteur sera signalé et bloqué lors de sa restitution. </text:span></text:p>
        </text:list-item>
        <text:list-item>
          <text:p text:style-name="P12"><text:span text:style-name="T1">Définition d’un nombre maximum autorisé de réservations par emprunteur. Définition d’une durée maximale de mise à disposition des réservations. </text:span></text:p>
        </text:list-item>
        <text:list-item>
          <text:p text:style-name="P12"><text:span text:style-name="T1">Passé ce délai, la réservation est annulée. </text:span></text:p>
        </text:list-item>
        <text:list-item>
          <text:p text:style-name="P12"><text:span text:style-name="T1">Possibilité de réserver un document dès la suggestion d’achat. </text:span></text:p>
        </text:list-item>
        <text:list-item>
          <text:p text:style-name="P12"><text:span text:style-name="T1">Edition d’une lettre de mise à disposition du document au réservataire Les retards : </text:span></text:p>
        </text:list-item>
        <text:list-item>
          <text:p text:style-name="P12"><text:span text:style-name="T1">Edition automatique de lettres de rappels. Possibilité de configurer les délais de rappel et le texte des lettres.</text:span></text:p>
        </text:list-item>
      </text:list>
      <text:p text:style-name="P13"><text:span text:style-name="T1"/></text:p>
      <text:p text:style-name="P18"><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Normal"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5T00:09:29.67</meta:creation-date>
    <dc:date>2018-02-05T16:29:39.167168517</dc:date>
    <meta:editing-duration>PT33M36S</meta:editing-duration>
    <meta:editing-cycles>4</meta:editing-cycles>
    <meta:generator>LibreOffice/5.1.4.2$Linux_X86_64 LibreOffice_project/10m0$Build-2</meta:generator>
    <meta:document-statistic meta:table-count="0" meta:image-count="0" meta:object-count="0" meta:page-count="3" meta:paragraph-count="65" meta:word-count="1086" meta:character-count="6622" meta:non-whitespace-character-count="5584"/>
  </office:meta>
</office:document-meta>
</file>